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14pt"/>
    </style:style>
    <style:style style:name="co17" style:family="table-column">
      <style:table-column-properties fo:break-before="auto" style:column-width="42.29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2]" office:value-type="currency" office:currency="USD" office:value="7.799" calcext:value-type="currency">
            <text:p>$7.80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7.799" calcext:value-type="currency">
            <text:p>$7.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3195" calcext:value-type="currency">
            <text:p>$6.3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195" calcext:value-type="currency">
            <text:p>$6.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0.1253" calcext:value-type="currency">
            <text:p>$130.13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3"/>
        <table:table-column table:style-name="co4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2" calcext:value-type="float">
            <text:p>2</text:p>
          </table:table-cell>
          <table:table-cell table:formula="of:=[.F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7]*[.H17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3195" calcext:value-type="currency">
            <text:p>$6.32</text:p>
          </table:table-cell>
          <table:table-cell table:number-columns-repeated="2"/>
        </table:table-row>
      </table:table>
      <table:table table:name="HA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3"/>
        <table:table-column table:style-name="co19" table:default-cell-style-name="Default"/>
        <table:table-column table:style-name="co11" table:default-cell-style-name="Default"/>
        <table:table-column table:style-name="co12" table:default-cell-style-name="ce3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  <table:table-cell office:value-type="currency" office:currency="USD" office:value="5.99" calcext:value-type="currency">
            <text:p>$5.9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F4]*[.H4]" office:value-type="currency" office:currency="USD" office:value="0.599" calcext:value-type="currency">
            <text:p>$0.60</text:p>
          </table:table-cell>
          <table:table-cell/>
          <table:table-cell office:value-type="string" calcext:value-type="string">
            <text:p>https://www.amazon.com/uxcell-2-54mm-40-Pin-Female-Connector/dp/B00R1LLM1M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8" calcext:value-type="float">
            <text:p>8</text:p>
          </table:table-cell>
          <table:table-cell table:formula="of:=[.F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0 pF Capacitor</text:p>
          </table:table-cell>
          <table:table-cell/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0-885012207027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27?qs=sGAEpiMZZMsh%252b1woXyUXj4jKQI6sNRw6yAOIF1CFWsc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12" calcext:value-type="float">
            <text:p>12</text:p>
          </table:table-cell>
          <table:table-cell table:formula="of:=[.F7]*[.H7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2" calcext:value-type="float">
            <text:p>12</text:p>
          </table:table-cell>
          <table:table-cell table:formula="of:=[.F8]*[.H8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9]*[.H9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0])" office:value-type="currency" office:currency="USD" office:value="7.799" calcext:value-type="currency">
            <text:p>$7.80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20:54:15.322678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8-22T10:50:24.008933267</dc:date>
    <meta:editing-duration>P1DT21H17M17S</meta:editing-duration>
    <meta:editing-cycles>68</meta:editing-cycles>
    <meta:generator>LibreOffice/6.0.5.2$MacOSX_X86_64 LibreOffice_project/54c8cbb85f300ac59db32fe8a675ff7683cd5a16</meta:generator>
    <dc:creator>David Wright</dc:creator>
    <meta:document-statistic meta:table-count="5" meta:cell-count="519" meta:object-count="0"/>
  </office:meta>
</office:document-meta>
</file>